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2.0945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0.7354in"/>
    </style:style>
    <style:style style:name="ro1" style:family="table-row">
      <style:table-row-properties style:row-height="0.19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DFTables.c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4_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pound</text:p>
          </table:table-cell>
          <table:table-cell table:style-name="ce1" office:value-type="string" calcext:value-type="string">
            <text:p>Molecular ion</text:p>
          </table:table-cell>
          <table:table-cell table:style-name="ce1" office:value-type="string" calcext:value-type="string">
            <text:p>Exact mass</text:p>
          </table:table-cell>
          <table:table-cell table:style-name="ce1" office:value-type="string" calcext:value-type="string">
            <text:p>Possible precursor</text:p>
          </table:table-cell>
          <table:table-cell table:style-name="ce1" office:value-type="string" calcext:value-type="string">
            <text:p>Quantificat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139</text:p>
          </table:table-cell>
          <table:table-cell table:style-name="ce1" office:value-type="string" calcext:value-type="string">
            <text:p>C<text:span text:style-name="T1">2</text:span>H<text:span text:style-name="T1">3</text:span>SO<text:span text:style-name="T2">5−</text:span></text:p>
          </table:table-cell>
          <table:table-cell table:style-name="ce2" office:value-type="float" office:value="138.9707" calcext:value-type="float">
            <text:p>138,9707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Η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167</text:p>
          </table:table-cell>
          <table:table-cell table:style-name="ce1" office:value-type="string" calcext:value-type="string">
            <text:p>C<text:span text:style-name="T1">4</text:span>H<text:span text:style-name="T1">7</text:span>SO<text:span text:style-name="T2">5−</text:span></text:p>
          </table:table-cell>
          <table:table-cell table:style-name="ce2" office:value-type="float" office:value="167.0014" calcext:value-type="float">
            <text:p>167,0014</text:p>
          </table:table-cell>
          <table:table-cell table:style-name="ce1" office:value-type="string" calcext:value-type="string">
            <text:p>ΜΑCR, MVK</text:p>
          </table:table-cell>
          <table:table-cell table:style-name="ce1" office:value-type="string" calcext:value-type="string">
            <text:p>H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171</text:p>
          </table:table-cell>
          <table:table-cell table:style-name="ce1" office:value-type="string" calcext:value-type="string">
            <text:p>C<text:span text:style-name="T1">3</text:span>H<text:span text:style-name="T1">7</text:span>SO<text:span text:style-name="T2">6-</text:span></text:p>
          </table:table-cell>
          <table:table-cell table:style-name="ce2" office:value-type="float" office:value="170.9969" calcext:value-type="float">
            <text:p>170,9969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Η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183</text:p>
          </table:table-cell>
          <table:table-cell table:style-name="ce1" office:value-type="string" calcext:value-type="string">
            <text:p>C<text:span text:style-name="T1">4</text:span>H<text:span text:style-name="T1">7</text:span>SO<text:span text:style-name="T2">6−</text:span></text:p>
          </table:table-cell>
          <table:table-cell table:style-name="ce2" office:value-type="float" office:value="182.9963" calcext:value-type="float">
            <text:p>182,9963</text:p>
          </table:table-cell>
          <table:table-cell table:style-name="ce1" office:value-type="string" calcext:value-type="string">
            <text:p>Isoprene, MACR, MVK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185</text:p>
          </table:table-cell>
          <table:table-cell table:style-name="ce1" office:value-type="string" calcext:value-type="string">
            <text:p>C<text:span text:style-name="T1">3</text:span>H<text:span text:style-name="T1">5</text:span>SO<text:span text:style-name="T2">7-</text:span></text:p>
          </table:table-cell>
          <table:table-cell table:style-name="ce2" office:value-type="float" office:value="184.9761" calcext:value-type="float">
            <text:p>184,9761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197</text:p>
          </table:table-cell>
          <table:table-cell table:style-name="ce1" office:value-type="string" calcext:value-type="string">
            <text:p>C<text:span text:style-name="T1">5</text:span>H<text:span text:style-name="T1">9</text:span>SO<text:span text:style-name="T2">6−</text:span></text:p>
          </table:table-cell>
          <table:table-cell table:style-name="ce2" office:value-type="float" office:value="197.0112" calcext:value-type="float">
            <text:p>197,0112</text:p>
          </table:table-cell>
          <table:table-cell table:style-name="ce1" office:value-type="string" calcext:value-type="string">
            <text:p>Isoprene, MACR, MVK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199</text:p>
          </table:table-cell>
          <table:table-cell table:style-name="ce1" office:value-type="string" calcext:value-type="string">
            <text:p>C<text:span text:style-name="T1">4</text:span>H<text:span text:style-name="T1">7</text:span>SO<text:span text:style-name="T2">7−</text:span></text:p>
          </table:table-cell>
          <table:table-cell table:style-name="ce2" office:value-type="float" office:value="198.9918" calcext:value-type="float">
            <text:p>198,9918</text:p>
          </table:table-cell>
          <table:table-cell table:style-name="ce1" office:value-type="string" calcext:value-type="string">
            <text:p>Isoprene, MVK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211</text:p>
          </table:table-cell>
          <table:table-cell table:style-name="ce1" office:value-type="string" calcext:value-type="string">
            <text:p>C<text:span text:style-name="T1">5</text:span>H<text:span text:style-name="T1">7</text:span>SO<text:span text:style-name="T2">7−</text:span></text:p>
          </table:table-cell>
          <table:table-cell table:style-name="ce2" office:value-type="float" office:value="210.9918" calcext:value-type="float">
            <text:p>210,9918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213</text:p>
          </table:table-cell>
          <table:table-cell table:style-name="ce1" office:value-type="string" calcext:value-type="string">
            <text:p>C<text:span text:style-name="T1">5</text:span>H<text:span text:style-name="T1">9</text:span>SO<text:span text:style-name="T2">7−</text:span></text:p>
          </table:table-cell>
          <table:table-cell table:style-name="ce2" office:value-type="float" office:value="213.0074" calcext:value-type="float">
            <text:p>213,0074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215</text:p>
          </table:table-cell>
          <table:table-cell table:style-name="ce1" office:value-type="string" calcext:value-type="string">
            <text:p>C<text:span text:style-name="T1">5</text:span>H<text:span text:style-name="T1">11</text:span>SO<text:span text:style-name="T2">7−</text:span></text:p>
          </table:table-cell>
          <table:table-cell table:style-name="ce2" office:value-type="float" office:value="215.0231" calcext:value-type="float">
            <text:p>215,0231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229</text:p>
          </table:table-cell>
          <table:table-cell table:style-name="ce1" office:value-type="string" calcext:value-type="string">
            <text:p>C<text:span text:style-name="T1">5</text:span>H<text:span text:style-name="T1">9</text:span>SO<text:span text:style-name="T2">8-</text:span></text:p>
          </table:table-cell>
          <table:table-cell table:style-name="ce2" office:value-type="float" office:value="229.0024" calcext:value-type="float">
            <text:p>229,0024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S231</text:p>
          </table:table-cell>
          <table:table-cell table:style-name="ce1" office:value-type="string" calcext:value-type="string">
            <text:p>C<text:span text:style-name="T1">5</text:span>H<text:span text:style-name="T1">11</text:span>SO<text:span text:style-name="T2">8-</text:span></text:p>
          </table:table-cell>
          <table:table-cell table:style-name="ce2" office:value-type="float" office:value="231.018" calcext:value-type="float">
            <text:p>231,018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LA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tOS249</text:p>
          </table:table-cell>
          <table:table-cell table:style-name="ce1" office:value-type="string" calcext:value-type="string">
            <text:p>C<text:span text:style-name="T1">10</text:span>H<text:span text:style-name="T1">17</text:span> SO<text:span text:style-name="T2">5-</text:span></text:p>
          </table:table-cell>
          <table:table-cell table:style-name="ce2" office:value-type="float" office:value="249.0802" calcext:value-type="float">
            <text:p>249,0802</text:p>
          </table:table-cell>
          <table:table-cell table:style-name="ce1" office:value-type="string" calcext:value-type="string">
            <text:p>Monoterpenes</text:p>
          </table:table-cell>
          <table:table-cell table:style-name="ce1" office:value-type="string" calcext:value-type="string">
            <text:p>10-CS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tOS251</text:p>
          </table:table-cell>
          <table:table-cell table:style-name="ce1" office:value-type="string" calcext:value-type="string">
            <text:p>C<text:span text:style-name="T1">9</text:span>H<text:span text:style-name="T1">15</text:span>SO<text:span text:style-name="T2">6-</text:span></text:p>
          </table:table-cell>
          <table:table-cell table:style-name="ce2" office:value-type="float" office:value="251.0589" calcext:value-type="float">
            <text:p>251,0589</text:p>
          </table:table-cell>
          <table:table-cell table:style-name="ce1" office:value-type="string" calcext:value-type="string">
            <text:p>Limonene, β-caryophyllene</text:p>
          </table:table-cell>
          <table:table-cell table:style-name="ce1" office:value-type="string" calcext:value-type="string">
            <text:p>10-CS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tOS267</text:p>
          </table:table-cell>
          <table:table-cell table:style-name="ce1" office:value-type="string" calcext:value-type="string">
            <text:p>C<text:span text:style-name="T1">9</text:span>H<text:span text:style-name="T1">15</text:span>SO<text:span text:style-name="T2">7-</text:span></text:p>
          </table:table-cell>
          <table:table-cell table:style-name="ce2" office:value-type="float" office:value="267.0544" calcext:value-type="float">
            <text:p>267,0544</text:p>
          </table:table-cell>
          <table:table-cell table:style-name="ce1" office:value-type="string" calcext:value-type="string">
            <text:p>Limonene, α-pinene</text:p>
          </table:table-cell>
          <table:table-cell table:style-name="ce1" office:value-type="string" calcext:value-type="string">
            <text:p>10-CS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tOS279</text:p>
          </table:table-cell>
          <table:table-cell table:style-name="ce1" office:value-type="string" calcext:value-type="string">
            <text:p>C<text:span text:style-name="T1">10</text:span>H<text:span text:style-name="T1">15</text:span> SO<text:span text:style-name="T2">7-</text:span></text:p>
          </table:table-cell>
          <table:table-cell table:style-name="ce2" office:value-type="float" office:value="279.0544" calcext:value-type="float">
            <text:p>279,0544</text:p>
          </table:table-cell>
          <table:table-cell table:style-name="ce1" office:value-type="string" calcext:value-type="string">
            <text:p>Monoterpenes</text:p>
          </table:table-cell>
          <table:table-cell table:style-name="ce1" office:value-type="string" calcext:value-type="string">
            <text:p>10-CS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tOS281</text:p>
          </table:table-cell>
          <table:table-cell table:style-name="ce1" office:value-type="string" calcext:value-type="string">
            <text:p>C<text:span text:style-name="T1">9</text:span>H<text:span text:style-name="T1">14</text:span>O<text:span text:style-name="T1">8</text:span>S<text:span text:style-name="T2"> -</text:span></text:p>
          </table:table-cell>
          <table:table-cell table:style-name="ce2" office:value-type="float" office:value="281.0338" calcext:value-type="float">
            <text:p>281,0338</text:p>
          </table:table-cell>
          <table:table-cell table:style-name="ce1" office:value-type="string" calcext:value-type="string">
            <text:p>Α-Pinene</text:p>
          </table:table-cell>
          <table:table-cell table:style-name="ce1" office:value-type="string" calcext:value-type="string">
            <text:p>10-CS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OS260</text:p>
          </table:table-cell>
          <table:table-cell table:style-name="ce1" office:value-type="string" calcext:value-type="string">
            <text:p>C<text:span text:style-name="T1">5</text:span>H<text:span text:style-name="T1">10</text:span>NSO<text:span text:style-name="T2">9−</text:span></text:p>
          </table:table-cell>
          <table:table-cell table:style-name="ce2" office:value-type="float" office:value="260.0082" calcext:value-type="float">
            <text:p>260,0082</text:p>
          </table:table-cell>
          <table:table-cell table:style-name="ce1" office:value-type="string" calcext:value-type="string">
            <text:p>Isoprene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tNOS294</text:p>
          </table:table-cell>
          <table:table-cell table:style-name="ce1" office:value-type="string" calcext:value-type="string">
            <text:p>C<text:span text:style-name="T1">10</text:span>H<text:span text:style-name="T1">16</text:span>NSO<text:span text:style-name="T2"> 7−</text:span></text:p>
          </table:table-cell>
          <table:table-cell table:style-name="ce2" office:value-type="float" office:value="294.0653" calcext:value-type="float">
            <text:p>294,0653</text:p>
          </table:table-cell>
          <table:table-cell table:style-name="ce1" office:value-type="string" calcext:value-type="string">
            <text:p>Monoterpenes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NOS296</text:p>
          </table:table-cell>
          <table:table-cell table:style-name="ce1" office:value-type="string" calcext:value-type="string">
            <text:p>C<text:span text:style-name="T1">9</text:span>H<text:span text:style-name="T1">14</text:span>NSO<text:span text:style-name="T2">8−</text:span></text:p>
          </table:table-cell>
          <table:table-cell table:style-name="ce2" office:value-type="float" office:value="296.0446" calcext:value-type="float">
            <text:p>296,0446</text:p>
          </table:table-cell>
          <table:table-cell table:style-name="ce1" office:value-type="string" calcext:value-type="string">
            <text:p>Limonene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tNOS310</text:p>
          </table:table-cell>
          <table:table-cell table:style-name="ce1" office:value-type="string" calcext:value-type="string">
            <text:p>C<text:span text:style-name="T1">10</text:span>H<text:span text:style-name="T1">16</text:span>NSO<text:span text:style-name="T2">8−</text:span></text:p>
          </table:table-cell>
          <table:table-cell table:style-name="ce2" office:value-type="float" office:value="310.0602" calcext:value-type="float">
            <text:p>310,0602</text:p>
          </table:table-cell>
          <table:table-cell table:style-name="ce1" office:value-type="string" calcext:value-type="string">
            <text:p>α+β-Pinene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NOS326</text:p>
          </table:table-cell>
          <table:table-cell table:style-name="ce1" office:value-type="string" calcext:value-type="string">
            <text:p>C<text:span text:style-name="T1">10</text:span>H<text:span text:style-name="T1">16</text:span>NSO<text:span text:style-name="T2">9−</text:span></text:p>
          </table:table-cell>
          <table:table-cell table:style-name="ce2" office:value-type="float" office:value="326.0551" calcext:value-type="float">
            <text:p>326,0551</text:p>
          </table:table-cell>
          <table:table-cell table:style-name="ce1" office:value-type="string" calcext:value-type="string">
            <text:p>decalin</text:p>
          </table:table-cell>
          <table:table-cell table:style-name="ce1" office:value-type="string" calcext:value-type="string">
            <text:p>Ο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apOS257</text:p>
          </table:table-cell>
          <table:table-cell table:style-name="ce1" office:value-type="string" calcext:value-type="string">
            <text:p>C<text:span text:style-name="T1">10</text:span>H<text:span text:style-name="T1">9</text:span>SO<text:span text:style-name="T2">6−</text:span></text:p>
          </table:table-cell>
          <table:table-cell table:style-name="ce2" office:value-type="float" office:value="257.0139" calcext:value-type="float">
            <text:p>257,0139</text:p>
          </table:table-cell>
          <table:table-cell table:style-name="ce1" office:value-type="string" calcext:value-type="string">
            <text:p>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apOS273</text:p>
          </table:table-cell>
          <table:table-cell table:style-name="ce1" office:value-type="string" calcext:value-type="string">
            <text:p>C<text:span text:style-name="T1">10</text:span>H<text:span text:style-name="T1">9</text:span>SO<text:span text:style-name="T2">8−</text:span></text:p>
          </table:table-cell>
          <table:table-cell table:style-name="ce2" office:value-type="float" office:value="273.0063" calcext:value-type="float">
            <text:p>273,0063</text:p>
          </table:table-cell>
          <table:table-cell table:style-name="ce1" office:value-type="string" calcext:value-type="string">
            <text:p>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apOS275</text:p>
          </table:table-cell>
          <table:table-cell table:style-name="ce1" office:value-type="string" calcext:value-type="string">
            <text:p>C<text:span text:style-name="T1">10</text:span>H<text:span text:style-name="T1">11</text:span>SO<text:span text:style-name="T2">8−</text:span></text:p>
          </table:table-cell>
          <table:table-cell table:style-name="ce2" office:value-type="float" office:value="275.0228" calcext:value-type="float">
            <text:p>275,0228</text:p>
          </table:table-cell>
          <table:table-cell table:style-name="ce1" office:value-type="string" calcext:value-type="string">
            <text:p>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apOS320</text:p>
          </table:table-cell>
          <table:table-cell table:style-name="ce1" office:value-type="string" calcext:value-type="string">
            <text:p>C<text:span text:style-name="T1">10</text:span>H<text:span text:style-name="T1">10</text:span>NSO<text:span text:style-name="T2">9−</text:span></text:p>
          </table:table-cell>
          <table:table-cell table:style-name="ce2" office:value-type="float" office:value="320.0021" calcext:value-type="float">
            <text:p>320,0021</text:p>
          </table:table-cell>
          <table:table-cell table:style-name="ce1" office:value-type="string" calcext:value-type="string">
            <text:p>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napOS217</text:p>
          </table:table-cell>
          <table:table-cell table:style-name="ce1" office:value-type="string" calcext:value-type="string">
            <text:p>C<text:span text:style-name="T1">6</text:span>H<text:span text:style-name="T1">4</text:span>NSO<text:span text:style-name="T2">6−</text:span></text:p>
          </table:table-cell>
          <table:table-cell table:style-name="ce2" office:value-type="float" office:value="217.9751" calcext:value-type="float">
            <text:p>217,9751</text:p>
          </table:table-cell>
          <table:table-cell table:style-name="ce1" office:value-type="string" calcext:value-type="string">
            <text:p>2-methyl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napOS231</text:p>
          </table:table-cell>
          <table:table-cell table:style-name="ce1" office:value-type="string" calcext:value-type="string">
            <text:p>C<text:span text:style-name="T1">9</text:span>H<text:span text:style-name="T1">11</text:span>SO<text:span text:style-name="T2">5−</text:span></text:p>
          </table:table-cell>
          <table:table-cell table:style-name="ce2" office:value-type="float" office:value="231.0333" calcext:value-type="float">
            <text:p>231,0333</text:p>
          </table:table-cell>
          <table:table-cell table:style-name="ce1" office:value-type="string" calcext:value-type="string">
            <text:p>2-methyl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napOS287</text:p>
          </table:table-cell>
          <table:table-cell table:style-name="ce1" office:value-type="string" calcext:value-type="string">
            <text:p>C<text:span text:style-name="T1">11</text:span>H<text:span text:style-name="T1">11</text:span>SO<text:span text:style-name="T2">7−</text:span></text:p>
          </table:table-cell>
          <table:table-cell table:style-name="ce2" office:value-type="float" office:value="287.0243" calcext:value-type="float">
            <text:p>287,0243</text:p>
          </table:table-cell>
          <table:table-cell table:style-name="ce1" office:value-type="string" calcext:value-type="string">
            <text:p>2-methyl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napOS289</text:p>
          </table:table-cell>
          <table:table-cell table:style-name="ce1" office:value-type="string" calcext:value-type="string">
            <text:p>C<text:span text:style-name="T1">11</text:span>H<text:span text:style-name="T1">13</text:span>SO<text:span text:style-name="T2">7−</text:span></text:p>
          </table:table-cell>
          <table:table-cell table:style-name="ce2" office:value-type="float" office:value="289.0387" calcext:value-type="float">
            <text:p>289,0387</text:p>
          </table:table-cell>
          <table:table-cell table:style-name="ce1" office:value-type="string" calcext:value-type="string">
            <text:p>2-methylnaphthalene</text:p>
          </table:table-cell>
          <table:table-cell table:style-name="ce1" office:value-type="string" calcext:value-type="string">
            <text:p>Ph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dOS251</text:p>
          </table:table-cell>
          <table:table-cell table:style-name="ce1" office:value-type="string" calcext:value-type="string">
            <text:p>C<text:span text:style-name="T1">10</text:span>H<text:span text:style-name="T1">19 </text:span>SO<text:span text:style-name="T2">5-</text:span></text:p>
          </table:table-cell>
          <table:table-cell table:style-name="ce2" office:value-type="float" office:value="251.095" calcext:value-type="float">
            <text:p>251,095</text:p>
          </table:table-cell>
          <table:table-cell table:style-name="ce1" office:value-type="string" calcext:value-type="string">
            <text:p>cyclodecane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dOS265</text:p>
          </table:table-cell>
          <table:table-cell table:style-name="ce1" office:value-type="string" calcext:value-type="string">
            <text:p>C<text:span text:style-name="T1">10</text:span>H<text:span text:style-name="T1">17</text:span>SO<text:span text:style-name="T2">6</text:span>−</text:p>
          </table:table-cell>
          <table:table-cell table:style-name="ce2" office:value-type="float" office:value="265.0751" calcext:value-type="float">
            <text:p>265,0751</text:p>
          </table:table-cell>
          <table:table-cell table:style-name="ce1" office:value-type="string" calcext:value-type="string">
            <text:p>cyclodecane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S269</text:p>
          </table:table-cell>
          <table:table-cell table:style-name="ce1" office:value-type="string" calcext:value-type="string">
            <text:p>C<text:span text:style-name="T1">9</text:span>H<text:span text:style-name="T1">17</text:span>SO<text:span text:style-name="T2">7−</text:span></text:p>
          </table:table-cell>
          <table:table-cell table:style-name="ce2" office:value-type="float" office:value="269.07" calcext:value-type="float">
            <text:p>269,07</text:p>
          </table:table-cell>
          <table:table-cell table:style-name="ce1" office:value-type="string" calcext:value-type="string">
            <text:p>decalin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S295</text:p>
          </table:table-cell>
          <table:table-cell table:style-name="ce1" office:value-type="string" calcext:value-type="string">
            <text:p>C<text:span text:style-name="T1">10</text:span>H<text:span text:style-name="T1">15</text:span>SO<text:span text:style-name="T2">8−</text:span></text:p>
          </table:table-cell>
          <table:table-cell table:style-name="ce2" office:value-type="float" office:value="295.0493" calcext:value-type="float">
            <text:p>295,0493</text:p>
          </table:table-cell>
          <table:table-cell table:style-name="ce1" office:value-type="string" calcext:value-type="string">
            <text:p>decalin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OS279</text:p>
          </table:table-cell>
          <table:table-cell table:style-name="ce1" office:value-type="string" calcext:value-type="string">
            <text:p>C<text:span text:style-name="T1">12</text:span>H<text:span text:style-name="T1">23</text:span>SO<text:span text:style-name="T2">5−</text:span></text:p>
          </table:table-cell>
          <table:table-cell table:style-name="ce2" office:value-type="float" office:value="279.1272" calcext:value-type="float">
            <text:p>279,1272</text:p>
          </table:table-cell>
          <table:table-cell table:style-name="ce1" office:value-type="string" calcext:value-type="string">
            <text:p>dodecane</text:p>
          </table:table-cell>
          <table:table-cell table:style-name="ce1" office:value-type="string" calcext:value-type="string">
            <text:p>Oc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DFTables.com" style:display-name="PageStyle_PDFTables.c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4S</meta:editing-duration>
    <meta:generator>LibreOffice/6.4.7.2$Linux_X86_64 LibreOffice_project/40$Build-2</meta:generator>
    <dc:date>2022-05-17T23:26:06.386925870</dc:date>
    <meta:editing-cycles>1</meta:editing-cycles>
    <meta:document-statistic meta:table-count="1" meta:cell-count="180" meta:object-count="0"/>
  </office:meta>
</office:document-meta>
</file>